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 table:number-rows-repeated="104730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7:57:12.524996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9T18:03:33.148067910</dc:date>
    <dc:creator>Jesus Castagnetto</dc:creator>
    <meta:editing-duration>PT12H24M5S</meta:editing-duration>
    <meta:editing-cycles>93</meta:editing-cycles>
    <meta:generator>LibreOffice/6.4.3.2$Linux_X86_64 LibreOffice_project/40$Build-2</meta:generator>
    <meta:document-statistic meta:table-count="1" meta:cell-count="8650" meta:object-count="0"/>
  </office:meta>
</office:document-meta>
</file>